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elets innehålls backstory</text:p>
      <text:p text:style-name="Standard"/>
      <text:p text:style-name="Standard">Kärnan på skeppet USS South Carolina var av modellen x-52. Modellen X-52 var känd som en experimental kärna som bara hade getts till skepp med säkerhetskoden Alpha beta. Eftersom den bara hade utrustats till ett tiotal skepp så var modellen väldigt ostadig och stängde ofta av sig själv. I fallet med USS South Carolina,hade den stängt av sig själv efter dess inbyggda AI hade identifierat situation som ett hot. </text:p>
      <text:p text:style-name="Standard"/>
      <text:p text:style-name="Standard">Enligt skeppets inbyggda sensor så kunde den inte identifiera vad utomjordingarnas skepp var gjort av. Men genom att kolla på bilder som skeppets kamera fångade på det innan den stängdes av så verkar skeppet vara gjort av något sorts organiskt material. (för er som sett star trek tänk på hur art 8472s skepp är).Det verkar vara helt oskadad av skeppets vap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sv"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sv"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3" meta:word-count="133" meta:character-count="800" meta:non-whitespace-character-count="669"/>
    <meta:generator>LibreOfficeDev/6.0.5.2$Linux_X86_64 LibreOffice_project/</meta:generator>
  </office:meta>
</office:document-meta>
</file>